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a10ad" officeooo:paragraph-rsid="001a10a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08fa"/>
    </style:style>
    <style:style style:name="T4" style:family="text">
      <style:text-properties fo:language="en" fo:country="US" officeooo:rsid="001a08fa"/>
    </style:style>
    <style:style style:name="T5" style:family="text">
      <style:text-properties fo:language="en" fo:country="US" officeooo:rsid="001a10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1th</text:span> of <text:span text:style-name="T5">February </text:span>202<text:span text:style-name="T5">5</text:span> under the <text:span text:style-name="T5">45th</text:span> PA Meeting.</text:p>
      <text:p text:style-name="P1"/>
      <text:p text:style-name="P1">The Assembly, recognising the current situation,</text:p>
      <text:p text:style-name="P1"/>
      <text:p text:style-name="P4">Constitutes the need to increase the worldborder to 15K in each direction in order to generate new chunks related to the last update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4">Comradedoggo_23</text:p>
      <text:p text:style-name="P4">Emeralda_axe7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45-1: To increase the worldborder to 15K in each directio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1T17:24:03.448156503</dc:date>
    <meta:editing-duration>PT2M24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63" meta:character-count="409" meta:non-whitespace-character-count="356"/>
  </office:meta>
</office:document-meta>
</file>